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adornments="Standard" style:font-family-generic="modern" style:font-pitch="fixed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465in"/>
    </style:style>
    <style:style style:name="co3" style:family="table-column">
      <style:table-column-properties fo:break-before="auto" style:column-width="2.2035in"/>
    </style:style>
    <style:style style:name="co4" style:family="table-column">
      <style:table-column-properties fo:break-before="auto" style:column-width="9.9673in"/>
    </style:style>
    <style:style style:name="co5" style:family="table-column">
      <style:table-column-properties fo:break-before="auto" style:column-width="1.1063in"/>
    </style:style>
    <style:style style:name="co6" style:family="table-column">
      <style:table-column-properties fo:break-before="auto" style:column-width="2.0063in"/>
    </style:style>
    <style:style style:name="co7" style:family="table-column">
      <style:table-column-properties fo:break-before="auto" style:column-width="10.3898in"/>
    </style:style>
    <style:style style:name="co8" style:family="table-column">
      <style:table-column-properties fo:break-before="auto" style:column-width="4.3508in"/>
    </style:style>
    <style:style style:name="co9" style:family="table-column">
      <style:table-column-properties fo:break-before="auto" style:column-width="12.85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 style:data-style-name="N121"/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v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4" office:value-type="float" office:value="0" calcext:value-type="float">
            <text:p>00</text:p>
          </table:table-cell>
          <table:table-cell table:style-name="ce4" office:value-type="string" calcext:value-type="string">
            <text:p>EvReasonCode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Unspecified reason or other reason</text:p>
          </table:table-cell>
        </table:table-row>
        <table:table-row table:style-name="ro1">
          <table:table-cell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EvReasonCode</text:p>
          </table:table-cell>
          <table:table-cell office:value-type="string" calcext:value-type="string">
            <text:p>StStatusOp_not_ready</text:p>
          </table:table-cell>
          <table:table-cell office:value-type="string" calcext:value-type="string">
            <text:p>Charging station is signalling StStatusOp = not_ready. For further information see which StReasonCode signals are set.</text:p>
          </table:table-cell>
        </table:table-row>
        <table:table-row table:style-name="ro1">
          <table:table-cell table:style-name="ce4" office:value-type="float" office:value="2" calcext:value-type="float">
            <text:p>02</text:p>
          </table:table-cell>
          <table:table-cell table:style-name="ce4" office:value-type="string" calcext:value-type="string">
            <text:p>EvReasonCode</text:p>
          </table:table-cell>
          <table:table-cell office:value-type="string" calcext:value-type="string">
            <text:p>EV_Energy_Management_Fault</text:p>
          </table:table-cell>
          <table:table-cell office:value-type="string" calcext:value-type="string">
            <text:p>Energy management reason at EV, e.g. battery is full or charging is scheduled to start at a later point in time. Simultaneously, EvRequestedCurrent will be set to 0.</text:p>
          </table:table-cell>
        </table:table-row>
        <table:table-row table:style-name="ro1">
          <table:table-cell table:style-name="ce4" office:value-type="float" office:value="3" calcext:value-type="float">
            <text:p>03</text:p>
          </table:table-cell>
          <table:table-cell table:style-name="ce4" office:value-type="string" calcext:value-type="string">
            <text:p>EvReasonCode</text:p>
          </table:table-cell>
          <table:table-cell office:value-type="string" calcext:value-type="string">
            <text:p>User_Stop</text:p>
          </table:table-cell>
          <table:table-cell office:value-type="string" calcext:value-type="string">
            <text:p>Charging stopped by user, e.g. S3 button or unlock button pressed.</text:p>
          </table:table-cell>
        </table:table-row>
        <table:table-row table:style-name="ro1">
          <table:table-cell table:style-name="ce4" office:value-type="float" office:value="4" calcext:value-type="float">
            <text:p>04</text:p>
          </table:table-cell>
          <table:table-cell table:style-name="ce4" office:value-type="string" calcext:value-type="string">
            <text:p>EvReasonCode</text:p>
          </table:table-cell>
          <table:table-cell office:value-type="string" calcext:value-type="string">
            <text:p>Maximum_current_too_low</text:p>
          </table:table-cell>
          <table:table-cell office:value-type="string" calcext:value-type="string">
            <text:p>Maximum allowable current too low.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vInfoEntry</text:p>
          </table:table-cell>
          <table:table-cell office:value-type="string" calcext:value-type="string">
            <text:p>Version_fails</text:p>
          </table:table-cell>
          <table:table-cell office:value-type="string" calcext:value-type="string">
            <text:p>EV determines that Version selection fails 10.3.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vInfoEntry</text:p>
          </table:table-cell>
          <table:table-cell office:value-type="string" calcext:value-type="string">
            <text:p>Initialization_fails</text:p>
          </table:table-cell>
          <table:table-cell office:value-type="string" calcext:value-type="string">
            <text:p>EV determines that initialization fails 10.4.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vInfoEntry</text:p>
          </table:table-cell>
          <table:table-cell office:value-type="string" calcext:value-type="string">
            <text:p>Version_Restart</text:p>
          </table:table-cell>
          <table:table-cell office:value-type="string" calcext:value-type="string">
            <text:p>EV determines to restart the Control Sequence to reselect version 10.2.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vInfoEntry</text:p>
          </table:table-cell>
          <table:table-cell office:value-type="string" calcext:value-type="string">
            <text:p>Bit_Rate_Restart</text:p>
          </table:table-cell>
          <table:table-cell office:value-type="string" calcext:value-type="string">
            <text:p>EV determines to restart the Control Sequence to request a change of bit rate 10.2.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vInfoEntry</text:p>
          </table:table-cell>
          <table:table-cell office:value-type="string" calcext:value-type="string">
            <text:p>MCU_Reset_Restart</text:p>
          </table:table-cell>
          <table:table-cell office:value-type="string" calcext:value-type="string">
            <text:p>EV needs to restart the Control Sequence after an MCU reset 10.6.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vInfoEntry</text:p>
          </table:table-cell>
          <table:table-cell office:value-type="string" calcext:value-type="string">
            <text:p>Pilot_Fault_Restart</text:p>
          </table:table-cell>
          <table:table-cell office:value-type="string" calcext:value-type="string">
            <text:p>EV needs to restart the Control Sequence after detecting CP Level 0 while the proximity circuit is connected (e.g., SE 10.5 control power outage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vInfoEntry</text:p>
          </table:table-cell>
          <table:table-cell office:value-type="string" calcext:value-type="string">
            <text:p>No_LIN</text:p>
          </table:table-cell>
          <table:table-cell office:value-type="string" calcext:value-type="string">
            <text:p>EV detects no LIN Headers for longer than T noLIN 10.7.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vInfoEntry</text:p>
          </table:table-cell>
          <table:table-cell office:value-type="string" calcext:value-type="string">
            <text:p>Int_Fault_Restart</text:p>
          </table:table-cell>
          <table:table-cell office:value-type="string" calcext:value-type="string">
            <text:p>EV determines to restart the Control Sequence after detecting a recoverable internal fault 10.7.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vInfoEntry</text:p>
          </table:table-cell>
          <table:table-cell office:value-type="string" calcext:value-type="string">
            <text:p>Int_Fault_Termination</text:p>
          </table:table-cell>
          <table:table-cell office:value-type="string" calcext:value-type="string">
            <text:p>EV will terminate charging, an unrecoverable internal fault was detected 10.8.1</text:p>
          </table:table-cell>
        </table:table-row>
        <table:table-row table:style-name="ro1">
          <table:table-cell office:value-type="string" calcext:value-type="string">
            <text:p>1A</text:p>
          </table:table-cell>
          <table:table-cell office:value-type="string" calcext:value-type="string">
            <text:p>EvInfoEntry</text:p>
          </table:table-cell>
          <table:table-cell office:value-type="string" calcext:value-type="string">
            <text:p>Available_current_too_low</text:p>
          </table:table-cell>
          <table:table-cell office:value-type="string" calcext:value-type="string">
            <text:p>Maximum available current is too low 10.4.1</text:p>
          </table:table-cell>
        </table:table-row>
        <table:table-row table:style-name="ro1">
          <table:table-cell office:value-type="string" calcext:value-type="string">
            <text:p>1B</text:p>
          </table:table-cell>
          <table:table-cell office:value-type="string" calcext:value-type="string">
            <text:p>EvInfoEntry</text:p>
          </table:table-cell>
          <table:table-cell office:value-type="string" calcext:value-type="string">
            <text:p>Available_voltage_too_high</text:p>
          </table:table-cell>
          <table:table-cell office:value-type="string" calcext:value-type="string">
            <text:p>Minimum available voltage is too high 10.4.1</text:p>
          </table:table-cell>
        </table:table-row>
        <table:table-row table:style-name="ro1">
          <table:table-cell office:value-type="string" calcext:value-type="string">
            <text:p>1C</text:p>
          </table:table-cell>
          <table:table-cell office:value-type="string" calcext:value-type="string">
            <text:p>EvInfoEntry</text:p>
          </table:table-cell>
          <table:table-cell office:value-type="string" calcext:value-type="string">
            <text:p>Frequency_Mismatch</text:p>
          </table:table-cell>
          <table:table-cell office:value-type="string" calcext:value-type="string">
            <text:p>Frequency does not match 10.4.1</text:p>
          </table:table-cell>
        </table:table-row>
        <table:table-row table:style-name="ro1">
          <table:table-cell office:value-type="string" calcext:value-type="string">
            <text:p>1D</text:p>
          </table:table-cell>
          <table:table-cell office:value-type="string" calcext:value-type="string">
            <text:p>EvInfoEntry</text:p>
          </table:table-cell>
          <table:table-cell office:value-type="string" calcext:value-type="string">
            <text:p>EMS_Charging_delayed</text:p>
          </table:table-cell>
          <table:table-cell office:value-type="string" calcext:value-type="string">
            <text:p>Charging delayed due to energy management system 9.7.2.1</text:p>
          </table:table-cell>
        </table:table-row>
        <table:table-row table:style-name="ro1">
          <table:table-cell office:value-type="string" calcext:value-type="string">
            <text:p>1E</text:p>
          </table:table-cell>
          <table:table-cell office:value-type="string" calcext:value-type="string">
            <text:p>EvInfoEntry</text:p>
          </table:table-cell>
          <table:table-cell office:value-type="string" calcext:value-type="string">
            <text:p>Isolation_fault</text:p>
          </table:table-cell>
          <table:table-cell office:value-type="string" calcext:value-type="string">
            <text:p>EV isolation fault</text:p>
          </table:table-cell>
        </table:table-row>
        <table:table-row table:style-name="ro1">
          <table:table-cell office:value-type="string" calcext:value-type="string">
            <text:p>1F</text:p>
          </table:table-cell>
          <table:table-cell office:value-type="string" calcext:value-type="string">
            <text:p>EvInfoEntry</text:p>
          </table:table-cell>
          <table:table-cell office:value-type="string" calcext:value-type="string">
            <text:p>Charging_Delayed</text:p>
          </table:table-cell>
          <table:table-cell office:value-type="string" calcext:value-type="string">
            <text:p>EV is not immediately ready to receive AC voltage 9.7.2.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vInfoEntry</text:p>
          </table:table-cell>
          <table:table-cell office:value-type="string" calcext:value-type="string">
            <text:p>Interrupt_Clean</text:p>
          </table:table-cell>
          <table:table-cell office:value-type="string" calcext:value-type="string">
            <text:p>EV requests the AC supply voltage to be interrupted by reducing the load current to &lt; 1A, writing EvStatusOp = Deny_V and opening S2 9.7.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vInfoEntry</text:p>
          </table:table-cell>
          <table:table-cell office:value-type="string" calcext:value-type="string">
            <text:p>Interrupt_Dirty</text:p>
          </table:table-cell>
          <table:table-cell office:value-type="string" calcext:value-type="string">
            <text:p>EV requests the AC supply voltage to be interrupted by immediately opening S2 9.7.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vInfoEntry</text:p>
          </table:table-cell>
          <table:table-cell office:value-type="string" calcext:value-type="string">
            <text:p>Available_voltage_too_low</text:p>
          </table:table-cell>
          <table:table-cell office:value-type="string" calcext:value-type="string">
            <text:p>Maximum available voltage is too low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EvInfoEntry</text:p>
          </table:table-cell>
          <table:table-cell table:number-columns-repeated="2" office:value-type="string" calcext:value-type="string">
            <text:p>Empty</text:p>
          </table:table-cell>
        </table:table-row>
      </table:table>
      <table:table table:name="Se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4" office:value-type="float" office:value="0" calcext:value-type="float">
            <text:p>00</text:p>
          </table:table-cell>
          <table:table-cell table:style-name="ce4" office:value-type="string" calcext:value-type="string">
            <text:p>StReasonCode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Unspecified reason or other reason</text:p>
          </table:table-cell>
        </table:table-row>
        <table:table-row table:style-name="ro1">
          <table:table-cell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StReasonCode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EV is requesting to go to sleep (EvAwake = 0).</text:p>
          </table:table-cell>
        </table:table-row>
        <table:table-row table:style-name="ro1">
          <table:table-cell table:style-name="ce4" office:value-type="float" office:value="2" calcext:value-type="float">
            <text:p>02</text:p>
          </table:table-cell>
          <table:table-cell table:style-name="ce4" office:value-type="string" calcext:value-type="string">
            <text:p>StReasonCode</text:p>
          </table:table-cell>
          <table:table-cell office:value-type="string" calcext:value-type="string">
            <text:p>Energy_Unavailable</text:p>
          </table:table-cell>
          <table:table-cell office:value-type="string" calcext:value-type="string">
            <text:p>Energy management reason. Simultaneously, all StAllowableCurrent signals will be set to 0. Station will become available again automatically after some time.</text:p>
          </table:table-cell>
        </table:table-row>
        <table:table-row table:style-name="ro1">
          <table:table-cell table:style-name="ce4" office:value-type="float" office:value="3" calcext:value-type="float">
            <text:p>03</text:p>
          </table:table-cell>
          <table:table-cell table:style-name="ce4" office:value-type="string" calcext:value-type="string">
            <text:p>StReasonCode</text:p>
          </table:table-cell>
          <table:table-cell office:value-type="string" calcext:value-type="string">
            <text:p>User_Stop</text:p>
          </table:table-cell>
          <table:table-cell office:value-type="string" calcext:value-type="string">
            <text:p>Charging stopped by user, e.g. stop button on charging station pressed.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Version_fails</text:p>
          </table:table-cell>
          <table:table-cell office:value-type="string" calcext:value-type="string">
            <text:p>SE determines that Version selection fails 10.3.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Initialization_fails</text:p>
          </table:table-cell>
          <table:table-cell office:value-type="string" calcext:value-type="string">
            <text:p>SE determines that initialization fails 10.4.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Version_Restart</text:p>
          </table:table-cell>
          <table:table-cell office:value-type="string" calcext:value-type="string">
            <text:p>SE determines to restart the Control Sequence to reselect version 10.2.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Bit_Rate_Restart</text:p>
          </table:table-cell>
          <table:table-cell office:value-type="string" calcext:value-type="string">
            <text:p>SE determines to restart the Control Sequence to request a change of bit rate 10.2.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MCU_Reset_Restart</text:p>
          </table:table-cell>
          <table:table-cell office:value-type="string" calcext:value-type="string">
            <text:p>SE needs to restart the Control Sequence after an MCU reset 10.6.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Power_Fault_Restart</text:p>
          </table:table-cell>
          <table:table-cell office:value-type="string" calcext:value-type="string">
            <text:p>SE needs to restart the Control Sequence after a control power outage 10.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No_LIN</text:p>
          </table:table-cell>
          <table:table-cell office:value-type="string" calcext:value-type="string">
            <text:p>SE detects no LIN Responses for longer than T noLIN 10.7.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Int_Fault_Restart</text:p>
          </table:table-cell>
          <table:table-cell office:value-type="string" calcext:value-type="string">
            <text:p>SE needs to restart the Control Sequence after detecting an internal fault 10.8.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EMS_Charging_delayed</text:p>
          </table:table-cell>
          <table:table-cell office:value-type="string" calcext:value-type="string">
            <text:p>Charging delayed due to energy management system 9.7.2.2</text:p>
          </table:table-cell>
        </table:table-row>
        <table:table-row table:style-name="ro1">
          <table:table-cell office:value-type="string" calcext:value-type="string">
            <text:p>1A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User_Stop</text:p>
          </table:table-cell>
          <table:table-cell office:value-type="string" calcext:value-type="string">
            <text:p>Charging stopped by user, for example the stop button on charging station pressed 1B 16 Maximum available current is too low (SeMaxCurrents &lt; EvMinCurrents) 10.4.2</text:p>
          </table:table-cell>
        </table:table-row>
        <table:table-row table:style-name="ro1">
          <table:table-cell office:value-type="string" calcext:value-type="string">
            <text:p>1B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Available_current_too_low</text:p>
          </table:table-cell>
          <table:table-cell office:value-type="string" calcext:value-type="string">
            <text:p>Maximum available current is too low (SeMaxCurrents &lt; EvMinCurrents) 10.4.2</text:p>
          </table:table-cell>
        </table:table-row>
        <table:table-row table:style-name="ro1">
          <table:table-cell office:value-type="string" calcext:value-type="string">
            <text:p>1C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Available_voltage_too_high</text:p>
          </table:table-cell>
          <table:table-cell office:value-type="string" calcext:value-type="string">
            <text:p>Minimum available voltage is too high (lowest SeNomVoltage &gt; EvMaxVoltage) 10.4.2</text:p>
          </table:table-cell>
        </table:table-row>
        <table:table-row table:style-name="ro1">
          <table:table-cell office:value-type="string" calcext:value-type="string">
            <text:p>1D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Frequency_Mismatch</text:p>
          </table:table-cell>
          <table:table-cell office:value-type="string" calcext:value-type="string">
            <text:p>Frequency does not match 10.4.2</text:p>
          </table:table-cell>
        </table:table-row>
        <table:table-row table:style-name="ro1">
          <table:table-cell office:value-type="string" calcext:value-type="string">
            <text:p>1E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Init_timeout</text:p>
          </table:table-cell>
          <table:table-cell office:value-type="string" calcext:value-type="string">
            <text:p>Initialization timeout at charging station 10.4.2</text:p>
          </table:table-cell>
        </table:table-row>
        <table:table-row table:style-name="ro1">
          <table:table-cell office:value-type="string" calcext:value-type="string">
            <text:p>1F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Connector_Over_Temp</text:p>
          </table:table-cell>
          <table:table-cell office:value-type="string" calcext:value-type="string">
            <text:p>Over-temperature in Connecto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Over_Temp</text:p>
          </table:table-cell>
          <table:table-cell office:value-type="string" calcext:value-type="string">
            <text:p>Over-temperature internally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Temp_Sense_Invalid</text:p>
          </table:table-cell>
          <table:table-cell office:value-type="string" calcext:value-type="string">
            <text:p>Temperature sensor irratio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Overcurrent</text:p>
          </table:table-cell>
          <table:table-cell office:value-type="string" calcext:value-type="string">
            <text:p>Overcurrent (EV load current is too high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Current_Sense_Invalid</text:p>
          </table:table-cell>
          <table:table-cell office:value-type="string" calcext:value-type="string">
            <text:p>Current sensor irrationa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Voltage_Sense_Invalid</text:p>
          </table:table-cell>
          <table:table-cell office:value-type="string" calcext:value-type="string">
            <text:p>Voltage sensor irrationa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Pilot_fault</text:p>
          </table:table-cell>
          <table:table-cell office:value-type="string" calcext:value-type="string">
            <text:p>Pilot voltage fault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Contactor_fault</text:p>
          </table:table-cell>
          <table:table-cell office:value-type="string" calcext:value-type="string">
            <text:p>Contactor fault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Input_miswired</text:p>
          </table:table-cell>
          <table:table-cell office:value-type="string" calcext:value-type="string">
            <text:p>Input miswired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Input_over_voltage</text:p>
          </table:table-cell>
          <table:table-cell office:value-type="string" calcext:value-type="string">
            <text:p>Input over voltag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Input_under_voltage</text:p>
          </table:table-cell>
          <table:table-cell office:value-type="string" calcext:value-type="string">
            <text:p>Input under voltage</text:p>
          </table:table-cell>
        </table:table-row>
        <table:table-row table:style-name="ro1">
          <table:table-cell office:value-type="string" calcext:value-type="string">
            <text:p>2A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CCID_self_test_fault</text:p>
          </table:table-cell>
          <table:table-cell office:value-type="string" calcext:value-type="string">
            <text:p>CCID self-test fault</text:p>
          </table:table-cell>
        </table:table-row>
        <table:table-row table:style-name="ro1">
          <table:table-cell office:value-type="string" calcext:value-type="string">
            <text:p>2B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CCID_tripped_retry</text:p>
          </table:table-cell>
          <table:table-cell office:value-type="string" calcext:value-type="string">
            <text:p>CCID tripped -- retry allowed</text:p>
          </table:table-cell>
        </table:table-row>
        <table:table-row table:style-name="ro1">
          <table:table-cell office:value-type="string" calcext:value-type="string">
            <text:p>2C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CCID_tripped_no_retry</text:p>
          </table:table-cell>
          <table:table-cell office:value-type="string" calcext:value-type="string">
            <text:p>CCID tripped -- retry limit exceeded</text:p>
          </table:table-cell>
        </table:table-row>
        <table:table-row table:style-name="ro1">
          <table:table-cell office:value-type="string" calcext:value-type="string">
            <text:p>2D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Breaker_tripped</text:p>
          </table:table-cell>
          <table:table-cell office:value-type="string" calcext:value-type="string">
            <text:p>Breaker tripped</text:p>
          </table:table-cell>
        </table:table-row>
        <table:table-row table:style-name="ro1">
          <table:table-cell office:value-type="string" calcext:value-type="string">
            <text:p>2E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Ground_Monitor_fault</text:p>
          </table:table-cell>
          <table:table-cell office:value-type="string" calcext:value-type="string">
            <text:p>Ground monitor circuit fault</text:p>
          </table:table-cell>
        </table:table-row>
        <table:table-row table:style-name="ro1">
          <table:table-cell office:value-type="string" calcext:value-type="string">
            <text:p>2F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Configuration_error</text:p>
          </table:table-cell>
          <table:table-cell office:value-type="string" calcext:value-type="string">
            <text:p>Station configuration error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Ground_fault</text:p>
          </table:table-cell>
          <table:table-cell office:value-type="string" calcext:value-type="string">
            <text:p>Improper grounding or Ground is not present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Comm_Fault</text:p>
          </table:table-cell>
          <table:table-cell office:value-type="string" calcext:value-type="string">
            <text:p>Problem with EV communications -- Disconnect and restart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Internal_Fault</text:p>
          </table:table-cell>
          <table:table-cell office:value-type="string" calcext:value-type="string">
            <text:p>Internal EVSE fault -- Call for servic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Available_voltage_too_low</text:p>
          </table:table-cell>
          <table:table-cell office:value-type="string" calcext:value-type="string">
            <text:p>Maximum available voltage is too low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SeInfoEntry</text:p>
          </table:table-cell>
          <table:table-cell table:number-columns-repeated="2" office:value-type="string" calcext:value-type="string">
            <text:p>Empty</text:p>
          </table:table-cell>
        </table:table-row>
      </table:table>
      <table:table table:name="out" table:style-name="ta1"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#ifndef _<text:span text:style-name="T1">INFO_</text:span>CODES_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define _INFO_CODES_H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formula="of:=COM.MICROSOFT.CONCAT(&quot;#define &quot;; UPPER([$Ev.B1]); &quot;_&quot;; UPPER([$Ev.C1]))" office:value-type="string" office:string-value="#define EVREASONCODE_UNSPECIFIED" calcext:value-type="string">
            <text:p>#define EVREASONCODE_UNSPECIFIED</text:p>
          </table:table-cell>
          <table:table-cell table:formula="of:=COM.MICROSOFT.CONCAT(&quot;0x&quot;;TEXT([$Ev.A1];&quot;00&quot;))" office:value-type="string" office:string-value="0x00" calcext:value-type="string">
            <text:p>0x00</text:p>
          </table:table-cell>
          <table:table-cell table:formula="of:=COM.MICROSOFT.CONCAT(&quot;//&quot;;[$Ev.D1])" office:value-type="string" office:string-value="//Unspecified reason or other reason" calcext:value-type="string">
            <text:p>//Unspecified reason or other reason</text:p>
          </table:table-cell>
        </table:table-row>
        <table:table-row table:style-name="ro1">
          <table:table-cell table:formula="of:=COM.MICROSOFT.CONCAT(&quot;#define &quot;; UPPER([$Ev.B2]); &quot;_&quot;; UPPER([$Ev.C2]))" office:value-type="string" office:string-value="#define EVREASONCODE_STSTATUSOP_NOT_READY" calcext:value-type="string">
            <text:p>#define EVREASONCODE_STSTATUSOP_NOT_READY</text:p>
          </table:table-cell>
          <table:table-cell table:formula="of:=COM.MICROSOFT.CONCAT(&quot;0x&quot;;TEXT([$Ev.A2];&quot;00&quot;))" office:value-type="string" office:string-value="0x01" calcext:value-type="string">
            <text:p>0x01</text:p>
          </table:table-cell>
          <table:table-cell table:formula="of:=COM.MICROSOFT.CONCAT(&quot;//&quot;;[$Ev.D2])" office:value-type="string" office:string-value="//Charging station is signalling StStatusOp = not_ready. For further information see which StReasonCode signals are set." calcext:value-type="string">
            <text:p>//Charging station is signalling StStatusOp = not_ready. For further information see which StReasonCode signals are set.</text:p>
          </table:table-cell>
        </table:table-row>
        <table:table-row table:style-name="ro1">
          <table:table-cell table:formula="of:=COM.MICROSOFT.CONCAT(&quot;#define &quot;; UPPER([$Ev.B3]); &quot;_&quot;; UPPER([$Ev.C3]))" office:value-type="string" office:string-value="#define EVREASONCODE_EV_ENERGY_MANAGEMENT_FAULT" calcext:value-type="string">
            <text:p>#define EVREASONCODE_EV_ENERGY_MANAGEMENT_FAULT</text:p>
          </table:table-cell>
          <table:table-cell table:formula="of:=COM.MICROSOFT.CONCAT(&quot;0x&quot;;TEXT([$Ev.A3];&quot;00&quot;))" office:value-type="string" office:string-value="0x02" calcext:value-type="string">
            <text:p>0x02</text:p>
          </table:table-cell>
          <table:table-cell table:formula="of:=COM.MICROSOFT.CONCAT(&quot;//&quot;;[$Ev.D3])" office:value-type="string" office:string-value="//Energy management reason at EV, e.g. battery is full or charging is scheduled to start at a later point in time. Simultaneously, EvRequestedCurrent will be set to 0." calcext:value-type="string">
            <text:p>//Energy management reason at EV, e.g. battery is full or charging is scheduled to start at a later point in time. Simultaneously, EvRequestedCurrent will be set to 0.</text:p>
          </table:table-cell>
        </table:table-row>
        <table:table-row table:style-name="ro1">
          <table:table-cell table:formula="of:=COM.MICROSOFT.CONCAT(&quot;#define &quot;; UPPER([$Ev.B4]); &quot;_&quot;; UPPER([$Ev.C4]))" office:value-type="string" office:string-value="#define EVREASONCODE_USER_STOP" calcext:value-type="string">
            <text:p>#define EVREASONCODE_USER_STOP</text:p>
          </table:table-cell>
          <table:table-cell table:formula="of:=COM.MICROSOFT.CONCAT(&quot;0x&quot;;TEXT([$Ev.A4];&quot;00&quot;))" office:value-type="string" office:string-value="0x03" calcext:value-type="string">
            <text:p>0x03</text:p>
          </table:table-cell>
          <table:table-cell table:formula="of:=COM.MICROSOFT.CONCAT(&quot;//&quot;;[$Ev.D4])" office:value-type="string" office:string-value="//Charging stopped by user, e.g. S3 button or unlock button pressed." calcext:value-type="string">
            <text:p>//Charging stopped by user, e.g. S3 button or unlock button pressed.</text:p>
          </table:table-cell>
        </table:table-row>
        <table:table-row table:style-name="ro1">
          <table:table-cell table:formula="of:=COM.MICROSOFT.CONCAT(&quot;#define &quot;; UPPER([$Ev.B5]); &quot;_&quot;; UPPER([$Ev.C5]))" office:value-type="string" office:string-value="#define EVREASONCODE_MAXIMUM_CURRENT_TOO_LOW" calcext:value-type="string">
            <text:p>#define EVREASONCODE_MAXIMUM_CURRENT_TOO_LOW</text:p>
          </table:table-cell>
          <table:table-cell table:formula="of:=COM.MICROSOFT.CONCAT(&quot;0x&quot;;TEXT([$Ev.A5];&quot;00&quot;))" office:value-type="string" office:string-value="0x04" calcext:value-type="string">
            <text:p>0x04</text:p>
          </table:table-cell>
          <table:table-cell table:formula="of:=COM.MICROSOFT.CONCAT(&quot;//&quot;;[$Ev.D5])" office:value-type="string" office:string-value="//Maximum allowable current too low." calcext:value-type="string">
            <text:p>//Maximum allowable current too low.</text:p>
          </table:table-cell>
        </table:table-row>
        <table:table-row table:style-name="ro1">
          <table:table-cell table:formula="of:=COM.MICROSOFT.CONCAT(&quot;#define &quot;; UPPER([$Ev.B6]); &quot;_&quot;; UPPER([$Ev.C6]))" office:value-type="string" office:string-value="#define EVINFOENTRY_VERSION_FAILS" calcext:value-type="string">
            <text:p>#define EVINFOENTRY_VERSION_FAILS</text:p>
          </table:table-cell>
          <table:table-cell table:formula="of:=COM.MICROSOFT.CONCAT(&quot;0x&quot;;TEXT([$Ev.A6];&quot;00&quot;))" office:value-type="string" office:string-value="0x11" calcext:value-type="string">
            <text:p>0x11</text:p>
          </table:table-cell>
          <table:table-cell table:formula="of:=COM.MICROSOFT.CONCAT(&quot;//&quot;;[$Ev.D6])" office:value-type="string" office:string-value="//EV determines that Version selection fails 10.3.1" calcext:value-type="string">
            <text:p>//EV determines that Version selection fails 10.3.1</text:p>
          </table:table-cell>
        </table:table-row>
        <table:table-row table:style-name="ro1">
          <table:table-cell table:formula="of:=COM.MICROSOFT.CONCAT(&quot;#define &quot;; UPPER([$Ev.B7]); &quot;_&quot;; UPPER([$Ev.C7]))" office:value-type="string" office:string-value="#define EVINFOENTRY_INITIALIZATION_FAILS" calcext:value-type="string">
            <text:p>#define EVINFOENTRY_INITIALIZATION_FAILS</text:p>
          </table:table-cell>
          <table:table-cell table:formula="of:=COM.MICROSOFT.CONCAT(&quot;0x&quot;;TEXT([$Ev.A7];&quot;00&quot;))" office:value-type="string" office:string-value="0x12" calcext:value-type="string">
            <text:p>0x12</text:p>
          </table:table-cell>
          <table:table-cell table:formula="of:=COM.MICROSOFT.CONCAT(&quot;//&quot;;[$Ev.D7])" office:value-type="string" office:string-value="//EV determines that initialization fails 10.4.1" calcext:value-type="string">
            <text:p>//EV determines that initialization fails 10.4.1</text:p>
          </table:table-cell>
        </table:table-row>
        <table:table-row table:style-name="ro1">
          <table:table-cell table:formula="of:=COM.MICROSOFT.CONCAT(&quot;#define &quot;; UPPER([$Ev.B8]); &quot;_&quot;; UPPER([$Ev.C8]))" office:value-type="string" office:string-value="#define EVINFOENTRY_VERSION_RESTART" calcext:value-type="string">
            <text:p>#define EVINFOENTRY_VERSION_RESTART</text:p>
          </table:table-cell>
          <table:table-cell table:formula="of:=COM.MICROSOFT.CONCAT(&quot;0x&quot;;TEXT([$Ev.A8];&quot;00&quot;))" office:value-type="string" office:string-value="0x13" calcext:value-type="string">
            <text:p>0x13</text:p>
          </table:table-cell>
          <table:table-cell table:formula="of:=COM.MICROSOFT.CONCAT(&quot;//&quot;;[$Ev.D8])" office:value-type="string" office:string-value="//EV determines to restart the Control Sequence to reselect version 10.2.1" calcext:value-type="string">
            <text:p>//EV determines to restart the Control Sequence to reselect version 10.2.1</text:p>
          </table:table-cell>
        </table:table-row>
        <table:table-row table:style-name="ro1">
          <table:table-cell table:formula="of:=COM.MICROSOFT.CONCAT(&quot;#define &quot;; UPPER([$Ev.B9]); &quot;_&quot;; UPPER([$Ev.C9]))" office:value-type="string" office:string-value="#define EVINFOENTRY_BIT_RATE_RESTART" calcext:value-type="string">
            <text:p>#define EVINFOENTRY_BIT_RATE_RESTART</text:p>
          </table:table-cell>
          <table:table-cell table:formula="of:=COM.MICROSOFT.CONCAT(&quot;0x&quot;;TEXT([$Ev.A9];&quot;00&quot;))" office:value-type="string" office:string-value="0x14" calcext:value-type="string">
            <text:p>0x14</text:p>
          </table:table-cell>
          <table:table-cell table:formula="of:=COM.MICROSOFT.CONCAT(&quot;//&quot;;[$Ev.D9])" office:value-type="string" office:string-value="//EV determines to restart the Control Sequence to request a change of bit rate 10.2.1" calcext:value-type="string">
            <text:p>//EV determines to restart the Control Sequence to request a change of bit rate 10.2.1</text:p>
          </table:table-cell>
        </table:table-row>
        <table:table-row table:style-name="ro1">
          <table:table-cell table:formula="of:=COM.MICROSOFT.CONCAT(&quot;#define &quot;; UPPER([$Ev.B10]); &quot;_&quot;; UPPER([$Ev.C10]))" office:value-type="string" office:string-value="#define EVINFOENTRY_MCU_RESET_RESTART" calcext:value-type="string">
            <text:p>#define EVINFOENTRY_MCU_RESET_RESTART</text:p>
          </table:table-cell>
          <table:table-cell table:formula="of:=COM.MICROSOFT.CONCAT(&quot;0x&quot;;TEXT([$Ev.A10];&quot;00&quot;))" office:value-type="string" office:string-value="0x15" calcext:value-type="string">
            <text:p>0x15</text:p>
          </table:table-cell>
          <table:table-cell table:formula="of:=COM.MICROSOFT.CONCAT(&quot;//&quot;;[$Ev.D10])" office:value-type="string" office:string-value="//EV needs to restart the Control Sequence after an MCU reset 10.6.2" calcext:value-type="string">
            <text:p>//EV needs to restart the Control Sequence after an MCU reset 10.6.2</text:p>
          </table:table-cell>
        </table:table-row>
        <table:table-row table:style-name="ro1">
          <table:table-cell table:formula="of:=COM.MICROSOFT.CONCAT(&quot;#define &quot;; UPPER([$Ev.B11]); &quot;_&quot;; UPPER([$Ev.C11]))" office:value-type="string" office:string-value="#define EVINFOENTRY_PILOT_FAULT_RESTART" calcext:value-type="string">
            <text:p>#define EVINFOENTRY_PILOT_FAULT_RESTART</text:p>
          </table:table-cell>
          <table:table-cell table:formula="of:=COM.MICROSOFT.CONCAT(&quot;0x&quot;;TEXT([$Ev.A11];&quot;00&quot;))" office:value-type="string" office:string-value="0x16" calcext:value-type="string">
            <text:p>0x16</text:p>
          </table:table-cell>
          <table:table-cell table:formula="of:=COM.MICROSOFT.CONCAT(&quot;//&quot;;[$Ev.D11])" office:value-type="string" office:string-value="//EV needs to restart the Control Sequence after detecting CP Level 0 while the proximity circuit is connected (e.g., SE 10.5 control power outage)" calcext:value-type="string">
            <text:p>//EV needs to restart the Control Sequence after detecting CP Level 0 while the proximity circuit is connected (e.g., SE 10.5 control power outage)</text:p>
          </table:table-cell>
        </table:table-row>
        <table:table-row table:style-name="ro1">
          <table:table-cell table:formula="of:=COM.MICROSOFT.CONCAT(&quot;#define &quot;; UPPER([$Ev.B12]); &quot;_&quot;; UPPER([$Ev.C12]))" office:value-type="string" office:string-value="#define EVINFOENTRY_NO_LIN" calcext:value-type="string">
            <text:p>#define EVINFOENTRY_NO_LIN</text:p>
          </table:table-cell>
          <table:table-cell table:formula="of:=COM.MICROSOFT.CONCAT(&quot;0x&quot;;TEXT([$Ev.A12];&quot;00&quot;))" office:value-type="string" office:string-value="0x17" calcext:value-type="string">
            <text:p>0x17</text:p>
          </table:table-cell>
          <table:table-cell table:formula="of:=COM.MICROSOFT.CONCAT(&quot;//&quot;;[$Ev.D12])" office:value-type="string" office:string-value="//EV detects no LIN Headers for longer than T noLIN 10.7.1" calcext:value-type="string">
            <text:p>//EV detects no LIN Headers for longer than T noLIN 10.7.1</text:p>
          </table:table-cell>
        </table:table-row>
        <table:table-row table:style-name="ro1">
          <table:table-cell table:formula="of:=COM.MICROSOFT.CONCAT(&quot;#define &quot;; UPPER([$Ev.B13]); &quot;_&quot;; UPPER([$Ev.C13]))" office:value-type="string" office:string-value="#define EVINFOENTRY_INT_FAULT_RESTART" calcext:value-type="string">
            <text:p>#define EVINFOENTRY_INT_FAULT_RESTART</text:p>
          </table:table-cell>
          <table:table-cell table:formula="of:=COM.MICROSOFT.CONCAT(&quot;0x&quot;;TEXT([$Ev.A13];&quot;00&quot;))" office:value-type="string" office:string-value="0x18" calcext:value-type="string">
            <text:p>0x18</text:p>
          </table:table-cell>
          <table:table-cell table:formula="of:=COM.MICROSOFT.CONCAT(&quot;//&quot;;[$Ev.D13])" office:value-type="string" office:string-value="//EV determines to restart the Control Sequence after detecting a recoverable internal fault 10.7.2" calcext:value-type="string">
            <text:p>//EV determines to restart the Control Sequence after detecting a recoverable internal fault 10.7.2</text:p>
          </table:table-cell>
        </table:table-row>
        <table:table-row table:style-name="ro1">
          <table:table-cell table:formula="of:=COM.MICROSOFT.CONCAT(&quot;#define &quot;; UPPER([$Ev.B14]); &quot;_&quot;; UPPER([$Ev.C14]))" office:value-type="string" office:string-value="#define EVINFOENTRY_INT_FAULT_TERMINATION" calcext:value-type="string">
            <text:p>#define EVINFOENTRY_INT_FAULT_TERMINATION</text:p>
          </table:table-cell>
          <table:table-cell table:formula="of:=COM.MICROSOFT.CONCAT(&quot;0x&quot;;TEXT([$Ev.A14];&quot;00&quot;))" office:value-type="string" office:string-value="0x19" calcext:value-type="string">
            <text:p>0x19</text:p>
          </table:table-cell>
          <table:table-cell table:formula="of:=COM.MICROSOFT.CONCAT(&quot;//&quot;;[$Ev.D14])" office:value-type="string" office:string-value="//EV will terminate charging, an unrecoverable internal fault was detected 10.8.1" calcext:value-type="string">
            <text:p>//EV will terminate charging, an unrecoverable internal fault was detected 10.8.1</text:p>
          </table:table-cell>
        </table:table-row>
        <table:table-row table:style-name="ro1">
          <table:table-cell table:formula="of:=COM.MICROSOFT.CONCAT(&quot;#define &quot;; UPPER([$Ev.B15]); &quot;_&quot;; UPPER([$Ev.C15]))" office:value-type="string" office:string-value="#define EVINFOENTRY_AVAILABLE_CURRENT_TOO_LOW" calcext:value-type="string">
            <text:p>#define EVINFOENTRY_AVAILABLE_CURRENT_TOO_LOW</text:p>
          </table:table-cell>
          <table:table-cell table:formula="of:=COM.MICROSOFT.CONCAT(&quot;0x&quot;;TEXT([$Ev.A15];&quot;00&quot;))" office:value-type="string" office:string-value="0x1A" calcext:value-type="string">
            <text:p>0x1A</text:p>
          </table:table-cell>
          <table:table-cell table:formula="of:=COM.MICROSOFT.CONCAT(&quot;//&quot;;[$Ev.D15])" office:value-type="string" office:string-value="//Maximum available current is too low 10.4.1" calcext:value-type="string">
            <text:p>//Maximum available current is too low 10.4.1</text:p>
          </table:table-cell>
        </table:table-row>
        <table:table-row table:style-name="ro1">
          <table:table-cell table:formula="of:=COM.MICROSOFT.CONCAT(&quot;#define &quot;; UPPER([$Ev.B16]); &quot;_&quot;; UPPER([$Ev.C16]))" office:value-type="string" office:string-value="#define EVINFOENTRY_AVAILABLE_VOLTAGE_TOO_HIGH" calcext:value-type="string">
            <text:p>#define EVINFOENTRY_AVAILABLE_VOLTAGE_TOO_HIGH</text:p>
          </table:table-cell>
          <table:table-cell table:formula="of:=COM.MICROSOFT.CONCAT(&quot;0x&quot;;TEXT([$Ev.A16];&quot;00&quot;))" office:value-type="string" office:string-value="0x1B" calcext:value-type="string">
            <text:p>0x1B</text:p>
          </table:table-cell>
          <table:table-cell table:formula="of:=COM.MICROSOFT.CONCAT(&quot;//&quot;;[$Ev.D16])" office:value-type="string" office:string-value="//Minimum available voltage is too high 10.4.1" calcext:value-type="string">
            <text:p>//Minimum available voltage is too high 10.4.1</text:p>
          </table:table-cell>
        </table:table-row>
        <table:table-row table:style-name="ro1">
          <table:table-cell table:formula="of:=COM.MICROSOFT.CONCAT(&quot;#define &quot;; UPPER([$Ev.B17]); &quot;_&quot;; UPPER([$Ev.C17]))" office:value-type="string" office:string-value="#define EVINFOENTRY_FREQUENCY_MISMATCH" calcext:value-type="string">
            <text:p>#define EVINFOENTRY_FREQUENCY_MISMATCH</text:p>
          </table:table-cell>
          <table:table-cell table:formula="of:=COM.MICROSOFT.CONCAT(&quot;0x&quot;;TEXT([$Ev.A17];&quot;00&quot;))" office:value-type="string" office:string-value="0x1C" calcext:value-type="string">
            <text:p>0x1C</text:p>
          </table:table-cell>
          <table:table-cell table:formula="of:=COM.MICROSOFT.CONCAT(&quot;//&quot;;[$Ev.D17])" office:value-type="string" office:string-value="//Frequency does not match 10.4.1" calcext:value-type="string">
            <text:p>//Frequency does not match 10.4.1</text:p>
          </table:table-cell>
        </table:table-row>
        <table:table-row table:style-name="ro1">
          <table:table-cell table:formula="of:=COM.MICROSOFT.CONCAT(&quot;#define &quot;; UPPER([$Ev.B18]); &quot;_&quot;; UPPER([$Ev.C18]))" office:value-type="string" office:string-value="#define EVINFOENTRY_EMS_CHARGING_DELAYED" calcext:value-type="string">
            <text:p>#define EVINFOENTRY_EMS_CHARGING_DELAYED</text:p>
          </table:table-cell>
          <table:table-cell table:formula="of:=COM.MICROSOFT.CONCAT(&quot;0x&quot;;TEXT([$Ev.A18];&quot;00&quot;))" office:value-type="string" office:string-value="0x1D" calcext:value-type="string">
            <text:p>0x1D</text:p>
          </table:table-cell>
          <table:table-cell table:formula="of:=COM.MICROSOFT.CONCAT(&quot;//&quot;;[$Ev.D18])" office:value-type="string" office:string-value="//Charging delayed due to energy management system 9.7.2.1" calcext:value-type="string">
            <text:p>//Charging delayed due to energy management system 9.7.2.1</text:p>
          </table:table-cell>
        </table:table-row>
        <table:table-row table:style-name="ro1">
          <table:table-cell table:formula="of:=COM.MICROSOFT.CONCAT(&quot;#define &quot;; UPPER([$Ev.B19]); &quot;_&quot;; UPPER([$Ev.C19]))" office:value-type="string" office:string-value="#define EVINFOENTRY_ISOLATION_FAULT" calcext:value-type="string">
            <text:p>#define EVINFOENTRY_ISOLATION_FAULT</text:p>
          </table:table-cell>
          <table:table-cell table:formula="of:=COM.MICROSOFT.CONCAT(&quot;0x&quot;;TEXT([$Ev.A19];&quot;00&quot;))" office:value-type="string" office:string-value="0x1E" calcext:value-type="string">
            <text:p>0x1E</text:p>
          </table:table-cell>
          <table:table-cell table:formula="of:=COM.MICROSOFT.CONCAT(&quot;//&quot;;[$Ev.D19])" office:value-type="string" office:string-value="//EV isolation fault" calcext:value-type="string">
            <text:p>//EV isolation fault</text:p>
          </table:table-cell>
        </table:table-row>
        <table:table-row table:style-name="ro1">
          <table:table-cell table:formula="of:=COM.MICROSOFT.CONCAT(&quot;#define &quot;; UPPER([$Ev.B20]); &quot;_&quot;; UPPER([$Ev.C20]))" office:value-type="string" office:string-value="#define EVINFOENTRY_CHARGING_DELAYED" calcext:value-type="string">
            <text:p>#define EVINFOENTRY_CHARGING_DELAYED</text:p>
          </table:table-cell>
          <table:table-cell table:formula="of:=COM.MICROSOFT.CONCAT(&quot;0x&quot;;TEXT([$Ev.A20];&quot;00&quot;))" office:value-type="string" office:string-value="0x1F" calcext:value-type="string">
            <text:p>0x1F</text:p>
          </table:table-cell>
          <table:table-cell table:formula="of:=COM.MICROSOFT.CONCAT(&quot;//&quot;;[$Ev.D20])" office:value-type="string" office:string-value="//EV is not immediately ready to receive AC voltage 9.7.2.1" calcext:value-type="string">
            <text:p>//EV is not immediately ready to receive AC voltage 9.7.2.1</text:p>
          </table:table-cell>
        </table:table-row>
        <table:table-row table:style-name="ro1">
          <table:table-cell table:formula="of:=COM.MICROSOFT.CONCAT(&quot;#define &quot;; UPPER([$Ev.B21]); &quot;_&quot;; UPPER([$Ev.C21]))" office:value-type="string" office:string-value="#define EVINFOENTRY_INTERRUPT_CLEAN" calcext:value-type="string">
            <text:p>#define EVINFOENTRY_INTERRUPT_CLEAN</text:p>
          </table:table-cell>
          <table:table-cell table:formula="of:=COM.MICROSOFT.CONCAT(&quot;0x&quot;;TEXT([$Ev.A21];&quot;00&quot;))" office:value-type="string" office:string-value="0x20" calcext:value-type="string">
            <text:p>0x20</text:p>
          </table:table-cell>
          <table:table-cell table:formula="of:=COM.MICROSOFT.CONCAT(&quot;//&quot;;[$Ev.D21])" office:value-type="string" office:string-value="//EV requests the AC supply voltage to be interrupted by reducing the load current to &lt; 1A, writing EvStatusOp = Deny_V and opening S2 9.7.4" calcext:value-type="string">
            <text:p>//EV requests the AC supply voltage to be interrupted by reducing the load current to &lt; 1A, writing EvStatusOp = Deny_V and opening S2 9.7.4</text:p>
          </table:table-cell>
        </table:table-row>
        <table:table-row table:style-name="ro1">
          <table:table-cell table:formula="of:=COM.MICROSOFT.CONCAT(&quot;#define &quot;; UPPER([$Ev.B22]); &quot;_&quot;; UPPER([$Ev.C22]))" office:value-type="string" office:string-value="#define EVINFOENTRY_INTERRUPT_DIRTY" calcext:value-type="string">
            <text:p>#define EVINFOENTRY_INTERRUPT_DIRTY</text:p>
          </table:table-cell>
          <table:table-cell table:formula="of:=COM.MICROSOFT.CONCAT(&quot;0x&quot;;TEXT([$Ev.A22];&quot;00&quot;))" office:value-type="string" office:string-value="0x21" calcext:value-type="string">
            <text:p>0x21</text:p>
          </table:table-cell>
          <table:table-cell table:formula="of:=COM.MICROSOFT.CONCAT(&quot;//&quot;;[$Ev.D22])" office:value-type="string" office:string-value="//EV requests the AC supply voltage to be interrupted by immediately opening S2 9.7.4" calcext:value-type="string">
            <text:p>//EV requests the AC supply voltage to be interrupted by immediately opening S2 9.7.4</text:p>
          </table:table-cell>
        </table:table-row>
        <table:table-row table:style-name="ro1">
          <table:table-cell table:formula="of:=COM.MICROSOFT.CONCAT(&quot;#define &quot;; UPPER([$Ev.B23]); &quot;_&quot;; UPPER([$Ev.C23]))" office:value-type="string" office:string-value="#define EVINFOENTRY_AVAILABLE_VOLTAGE_TOO_LOW" calcext:value-type="string">
            <text:p>#define EVINFOENTRY_AVAILABLE_VOLTAGE_TOO_LOW</text:p>
          </table:table-cell>
          <table:table-cell table:formula="of:=COM.MICROSOFT.CONCAT(&quot;0x&quot;;TEXT([$Ev.A23];&quot;00&quot;))" office:value-type="string" office:string-value="0x22" calcext:value-type="string">
            <text:p>0x22</text:p>
          </table:table-cell>
          <table:table-cell table:formula="of:=COM.MICROSOFT.CONCAT(&quot;//&quot;;[$Ev.D23])" office:value-type="string" office:string-value="//Maximum available voltage is too low" calcext:value-type="string">
            <text:p>//Maximum available voltage is too low</text:p>
          </table:table-cell>
        </table:table-row>
        <table:table-row table:style-name="ro1">
          <table:table-cell table:formula="of:=COM.MICROSOFT.CONCAT(&quot;#define &quot;; UPPER([$Ev.B24]); &quot;_&quot;; UPPER([$Ev.C24]))" office:value-type="string" office:string-value="#define EVINFOENTRY_EMPTY" calcext:value-type="string">
            <text:p>#define EVINFOENTRY_EMPTY</text:p>
          </table:table-cell>
          <table:table-cell table:formula="of:=COM.MICROSOFT.CONCAT(&quot;0x&quot;;TEXT([$Ev.A24];&quot;00&quot;))" office:value-type="string" office:string-value="0xFF" calcext:value-type="string">
            <text:p>0xFF</text:p>
          </table:table-cell>
          <table:table-cell table:formula="of:=COM.MICROSOFT.CONCAT(&quot;//&quot;;[$Ev.D24])" office:value-type="string" office:string-value="//Empty" calcext:value-type="string">
            <text:p>//Empty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#define MAX_EVINFOENTRIES</text:p>
          </table:table-cell>
          <table:table-cell table:style-name="ce3" table:formula="of:=(CEILING((COUNTIF([.B4:.B27];&quot;*&quot;)/6)))*6" office:value-type="float" office:value="24" calcext:value-type="float">
            <text:p>24</text:p>
          </table:table-cell>
          <table:table-cell office:value-type="string" calcext:value-type="string">
            <text:p>//Maximum space required to store all EvInfo codes rounded up to the page size (6)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formula="of:=COM.MICROSOFT.CONCAT(&quot;#define &quot;; UPPER([$Se.B1]); &quot;_&quot;; UPPER([$Se.C1]))" office:value-type="string" office:string-value="#define STREASONCODE_UNSPECIFIED" calcext:value-type="string">
            <text:p>#define STREASONCODE_UNSPECIFIED</text:p>
          </table:table-cell>
          <table:table-cell table:formula="of:=COM.MICROSOFT.CONCAT(&quot;0x&quot;;TEXT([$Se.A1];&quot;00&quot;))" office:value-type="string" office:string-value="0x00" calcext:value-type="string">
            <text:p>0x00</text:p>
          </table:table-cell>
          <table:table-cell table:formula="of:=COM.MICROSOFT.CONCAT(&quot;//&quot;;[$Se.D1])" office:value-type="string" office:string-value="//Unspecified reason or other reason" calcext:value-type="string">
            <text:p>//Unspecified reason or other reason</text:p>
          </table:table-cell>
        </table:table-row>
        <table:table-row table:style-name="ro1">
          <table:table-cell table:formula="of:=COM.MICROSOFT.CONCAT(&quot;#define &quot;; UPPER([$Se.B2]); &quot;_&quot;; UPPER([$Se.C2]))" office:value-type="string" office:string-value="#define STREASONCODE_SLEEP" calcext:value-type="string">
            <text:p>#define STREASONCODE_SLEEP</text:p>
          </table:table-cell>
          <table:table-cell table:formula="of:=COM.MICROSOFT.CONCAT(&quot;0x&quot;;TEXT([$Se.A2];&quot;00&quot;))" office:value-type="string" office:string-value="0x01" calcext:value-type="string">
            <text:p>0x01</text:p>
          </table:table-cell>
          <table:table-cell table:formula="of:=COM.MICROSOFT.CONCAT(&quot;//&quot;;[$Se.D2])" office:value-type="string" office:string-value="//EV is requesting to go to sleep (EvAwake = 0)." calcext:value-type="string">
            <text:p>//EV is requesting to go to sleep (EvAwake = 0).</text:p>
          </table:table-cell>
        </table:table-row>
        <table:table-row table:style-name="ro1">
          <table:table-cell table:formula="of:=COM.MICROSOFT.CONCAT(&quot;#define &quot;; UPPER([$Se.B3]); &quot;_&quot;; UPPER([$Se.C3]))" office:value-type="string" office:string-value="#define STREASONCODE_ENERGY_UNAVAILABLE" calcext:value-type="string">
            <text:p>#define STREASONCODE_ENERGY_UNAVAILABLE</text:p>
          </table:table-cell>
          <table:table-cell table:formula="of:=COM.MICROSOFT.CONCAT(&quot;0x&quot;;TEXT([$Se.A3];&quot;00&quot;))" office:value-type="string" office:string-value="0x02" calcext:value-type="string">
            <text:p>0x02</text:p>
          </table:table-cell>
          <table:table-cell table:formula="of:=COM.MICROSOFT.CONCAT(&quot;//&quot;;[$Se.D3])" office:value-type="string" office:string-value="//Energy management reason. Simultaneously, all StAllowableCurrent signals will be set to 0. Station will become available again automatically after some time." calcext:value-type="string">
            <text:p>//Energy management reason. Simultaneously, all StAllowableCurrent signals will be set to 0. Station will become available again automatically after some time.</text:p>
          </table:table-cell>
        </table:table-row>
        <table:table-row table:style-name="ro1">
          <table:table-cell table:formula="of:=COM.MICROSOFT.CONCAT(&quot;#define &quot;; UPPER([$Se.B4]); &quot;_&quot;; UPPER([$Se.C4]))" office:value-type="string" office:string-value="#define STREASONCODE_USER_STOP" calcext:value-type="string">
            <text:p>#define STREASONCODE_USER_STOP</text:p>
          </table:table-cell>
          <table:table-cell table:formula="of:=COM.MICROSOFT.CONCAT(&quot;0x&quot;;TEXT([$Se.A4];&quot;00&quot;))" office:value-type="string" office:string-value="0x03" calcext:value-type="string">
            <text:p>0x03</text:p>
          </table:table-cell>
          <table:table-cell table:formula="of:=COM.MICROSOFT.CONCAT(&quot;//&quot;;[$Se.D4])" office:value-type="string" office:string-value="//Charging stopped by user, e.g. stop button on charging station pressed." calcext:value-type="string">
            <text:p>//Charging stopped by user, e.g. stop button on charging station pressed.</text:p>
          </table:table-cell>
        </table:table-row>
        <table:table-row table:style-name="ro1">
          <table:table-cell table:formula="of:=COM.MICROSOFT.CONCAT(&quot;#define &quot;; UPPER([$Se.B5]); &quot;_&quot;; UPPER([$Se.C5]))" office:value-type="string" office:string-value="#define SEINFOENTRY_VERSION_FAILS" calcext:value-type="string">
            <text:p>#define SEINFOENTRY_VERSION_FAILS</text:p>
          </table:table-cell>
          <table:table-cell table:formula="of:=COM.MICROSOFT.CONCAT(&quot;0x&quot;;TEXT([$Se.A5];&quot;00&quot;))" office:value-type="string" office:string-value="0x11" calcext:value-type="string">
            <text:p>0x11</text:p>
          </table:table-cell>
          <table:table-cell table:formula="of:=COM.MICROSOFT.CONCAT(&quot;//&quot;;[$Se.D5])" office:value-type="string" office:string-value="//SE determines that Version selection fails 10.3.2" calcext:value-type="string">
            <text:p>//SE determines that Version selection fails 10.3.2</text:p>
          </table:table-cell>
        </table:table-row>
        <table:table-row table:style-name="ro1">
          <table:table-cell table:formula="of:=COM.MICROSOFT.CONCAT(&quot;#define &quot;; UPPER([$Se.B6]); &quot;_&quot;; UPPER([$Se.C6]))" office:value-type="string" office:string-value="#define SEINFOENTRY_INITIALIZATION_FAILS" calcext:value-type="string">
            <text:p>#define SEINFOENTRY_INITIALIZATION_FAILS</text:p>
          </table:table-cell>
          <table:table-cell table:formula="of:=COM.MICROSOFT.CONCAT(&quot;0x&quot;;TEXT([$Se.A6];&quot;00&quot;))" office:value-type="string" office:string-value="0x12" calcext:value-type="string">
            <text:p>0x12</text:p>
          </table:table-cell>
          <table:table-cell table:formula="of:=COM.MICROSOFT.CONCAT(&quot;//&quot;;[$Se.D6])" office:value-type="string" office:string-value="//SE determines that initialization fails 10.4.2" calcext:value-type="string">
            <text:p>//SE determines that initialization fails 10.4.2</text:p>
          </table:table-cell>
        </table:table-row>
        <table:table-row table:style-name="ro1">
          <table:table-cell table:formula="of:=COM.MICROSOFT.CONCAT(&quot;#define &quot;; UPPER([$Se.B7]); &quot;_&quot;; UPPER([$Se.C7]))" office:value-type="string" office:string-value="#define SEINFOENTRY_VERSION_RESTART" calcext:value-type="string">
            <text:p>#define SEINFOENTRY_VERSION_RESTART</text:p>
          </table:table-cell>
          <table:table-cell table:formula="of:=COM.MICROSOFT.CONCAT(&quot;0x&quot;;TEXT([$Se.A7];&quot;00&quot;))" office:value-type="string" office:string-value="0x13" calcext:value-type="string">
            <text:p>0x13</text:p>
          </table:table-cell>
          <table:table-cell table:formula="of:=COM.MICROSOFT.CONCAT(&quot;//&quot;;[$Se.D7])" office:value-type="string" office:string-value="//SE determines to restart the Control Sequence to reselect version 10.2.2" calcext:value-type="string">
            <text:p>//SE determines to restart the Control Sequence to reselect version 10.2.2</text:p>
          </table:table-cell>
        </table:table-row>
        <table:table-row table:style-name="ro1">
          <table:table-cell table:formula="of:=COM.MICROSOFT.CONCAT(&quot;#define &quot;; UPPER([$Se.B8]); &quot;_&quot;; UPPER([$Se.C8]))" office:value-type="string" office:string-value="#define SEINFOENTRY_BIT_RATE_RESTART" calcext:value-type="string">
            <text:p>#define SEINFOENTRY_BIT_RATE_RESTART</text:p>
          </table:table-cell>
          <table:table-cell table:formula="of:=COM.MICROSOFT.CONCAT(&quot;0x&quot;;TEXT([$Se.A8];&quot;00&quot;))" office:value-type="string" office:string-value="0x14" calcext:value-type="string">
            <text:p>0x14</text:p>
          </table:table-cell>
          <table:table-cell table:formula="of:=COM.MICROSOFT.CONCAT(&quot;//&quot;;[$Se.D8])" office:value-type="string" office:string-value="//SE determines to restart the Control Sequence to request a change of bit rate 10.2.2" calcext:value-type="string">
            <text:p>//SE determines to restart the Control Sequence to request a change of bit rate 10.2.2</text:p>
          </table:table-cell>
        </table:table-row>
        <table:table-row table:style-name="ro1">
          <table:table-cell table:formula="of:=COM.MICROSOFT.CONCAT(&quot;#define &quot;; UPPER([$Se.B9]); &quot;_&quot;; UPPER([$Se.C9]))" office:value-type="string" office:string-value="#define SEINFOENTRY_MCU_RESET_RESTART" calcext:value-type="string">
            <text:p>#define SEINFOENTRY_MCU_RESET_RESTART</text:p>
          </table:table-cell>
          <table:table-cell table:formula="of:=COM.MICROSOFT.CONCAT(&quot;0x&quot;;TEXT([$Se.A9];&quot;00&quot;))" office:value-type="string" office:string-value="0x15" calcext:value-type="string">
            <text:p>0x15</text:p>
          </table:table-cell>
          <table:table-cell table:formula="of:=COM.MICROSOFT.CONCAT(&quot;//&quot;;[$Se.D9])" office:value-type="string" office:string-value="//SE needs to restart the Control Sequence after an MCU reset 10.6.1" calcext:value-type="string">
            <text:p>//SE needs to restart the Control Sequence after an MCU reset 10.6.1</text:p>
          </table:table-cell>
        </table:table-row>
        <table:table-row table:style-name="ro1">
          <table:table-cell table:formula="of:=COM.MICROSOFT.CONCAT(&quot;#define &quot;; UPPER([$Se.B10]); &quot;_&quot;; UPPER([$Se.C10]))" office:value-type="string" office:string-value="#define SEINFOENTRY_POWER_FAULT_RESTART" calcext:value-type="string">
            <text:p>#define SEINFOENTRY_POWER_FAULT_RESTART</text:p>
          </table:table-cell>
          <table:table-cell table:formula="of:=COM.MICROSOFT.CONCAT(&quot;0x&quot;;TEXT([$Se.A10];&quot;00&quot;))" office:value-type="string" office:string-value="0x16" calcext:value-type="string">
            <text:p>0x16</text:p>
          </table:table-cell>
          <table:table-cell table:formula="of:=COM.MICROSOFT.CONCAT(&quot;//&quot;;[$Se.D10])" office:value-type="string" office:string-value="//SE needs to restart the Control Sequence after a control power outage 10.5" calcext:value-type="string">
            <text:p>//SE needs to restart the Control Sequence after a control power outage 10.5</text:p>
          </table:table-cell>
        </table:table-row>
        <table:table-row table:style-name="ro1">
          <table:table-cell table:formula="of:=COM.MICROSOFT.CONCAT(&quot;#define &quot;; UPPER([$Se.B11]); &quot;_&quot;; UPPER([$Se.C11]))" office:value-type="string" office:string-value="#define SEINFOENTRY_NO_LIN" calcext:value-type="string">
            <text:p>#define SEINFOENTRY_NO_LIN</text:p>
          </table:table-cell>
          <table:table-cell table:formula="of:=COM.MICROSOFT.CONCAT(&quot;0x&quot;;TEXT([$Se.A11];&quot;00&quot;))" office:value-type="string" office:string-value="0x17" calcext:value-type="string">
            <text:p>0x17</text:p>
          </table:table-cell>
          <table:table-cell table:formula="of:=COM.MICROSOFT.CONCAT(&quot;//&quot;;[$Se.D11])" office:value-type="string" office:string-value="//SE detects no LIN Responses for longer than T noLIN 10.7.2" calcext:value-type="string">
            <text:p>//SE detects no LIN Responses for longer than T noLIN 10.7.2</text:p>
          </table:table-cell>
        </table:table-row>
        <table:table-row table:style-name="ro1">
          <table:table-cell table:formula="of:=COM.MICROSOFT.CONCAT(&quot;#define &quot;; UPPER([$Se.B12]); &quot;_&quot;; UPPER([$Se.C12]))" office:value-type="string" office:string-value="#define SEINFOENTRY_INT_FAULT_RESTART" calcext:value-type="string">
            <text:p>#define SEINFOENTRY_INT_FAULT_RESTART</text:p>
          </table:table-cell>
          <table:table-cell table:formula="of:=COM.MICROSOFT.CONCAT(&quot;0x&quot;;TEXT([$Se.A12];&quot;00&quot;))" office:value-type="string" office:string-value="0x18" calcext:value-type="string">
            <text:p>0x18</text:p>
          </table:table-cell>
          <table:table-cell table:formula="of:=COM.MICROSOFT.CONCAT(&quot;//&quot;;[$Se.D12])" office:value-type="string" office:string-value="//SE needs to restart the Control Sequence after detecting an internal fault 10.8.2" calcext:value-type="string">
            <text:p>//SE needs to restart the Control Sequence after detecting an internal fault 10.8.2</text:p>
          </table:table-cell>
        </table:table-row>
        <table:table-row table:style-name="ro1">
          <table:table-cell table:formula="of:=COM.MICROSOFT.CONCAT(&quot;#define &quot;; UPPER([$Se.B13]); &quot;_&quot;; UPPER([$Se.C13]))" office:value-type="string" office:string-value="#define SEINFOENTRY_EMS_CHARGING_DELAYED" calcext:value-type="string">
            <text:p>#define SEINFOENTRY_EMS_CHARGING_DELAYED</text:p>
          </table:table-cell>
          <table:table-cell table:formula="of:=COM.MICROSOFT.CONCAT(&quot;0x&quot;;TEXT([$Se.A13];&quot;00&quot;))" office:value-type="string" office:string-value="0x19" calcext:value-type="string">
            <text:p>0x19</text:p>
          </table:table-cell>
          <table:table-cell table:formula="of:=COM.MICROSOFT.CONCAT(&quot;//&quot;;[$Se.D13])" office:value-type="string" office:string-value="//Charging delayed due to energy management system 9.7.2.2" calcext:value-type="string">
            <text:p>//Charging delayed due to energy management system 9.7.2.2</text:p>
          </table:table-cell>
        </table:table-row>
        <table:table-row table:style-name="ro1">
          <table:table-cell table:formula="of:=COM.MICROSOFT.CONCAT(&quot;#define &quot;; UPPER([$Se.B14]); &quot;_&quot;; UPPER([$Se.C14]))" office:value-type="string" office:string-value="#define SEINFOENTRY_USER_STOP" calcext:value-type="string">
            <text:p>#define SEINFOENTRY_USER_STOP</text:p>
          </table:table-cell>
          <table:table-cell table:formula="of:=COM.MICROSOFT.CONCAT(&quot;0x&quot;;TEXT([$Se.A14];&quot;00&quot;))" office:value-type="string" office:string-value="0x1A" calcext:value-type="string">
            <text:p>0x1A</text:p>
          </table:table-cell>
          <table:table-cell table:formula="of:=COM.MICROSOFT.CONCAT(&quot;//&quot;;[$Se.D14])" office:value-type="string" office:string-value="//Charging stopped by user, for example the stop button on charging station pressed 1B 16 Maximum available current is too low (SeMaxCurrents &lt; EvMinCurrents) 10.4.2" calcext:value-type="string">
            <text:p>//Charging stopped by user, for example the stop button on charging station pressed 1B 16 Maximum available current is too low (SeMaxCurrents &lt; EvMinCurrents) 10.4.2</text:p>
          </table:table-cell>
        </table:table-row>
        <table:table-row table:style-name="ro1">
          <table:table-cell table:formula="of:=COM.MICROSOFT.CONCAT(&quot;#define &quot;; UPPER([$Se.B15]); &quot;_&quot;; UPPER([$Se.C15]))" office:value-type="string" office:string-value="#define SEINFOENTRY_AVAILABLE_CURRENT_TOO_LOW" calcext:value-type="string">
            <text:p>#define SEINFOENTRY_AVAILABLE_CURRENT_TOO_LOW</text:p>
          </table:table-cell>
          <table:table-cell table:formula="of:=COM.MICROSOFT.CONCAT(&quot;0x&quot;;TEXT([$Se.A15];&quot;00&quot;))" office:value-type="string" office:string-value="0x1B" calcext:value-type="string">
            <text:p>0x1B</text:p>
          </table:table-cell>
          <table:table-cell table:formula="of:=COM.MICROSOFT.CONCAT(&quot;//&quot;;[$Se.D15])" office:value-type="string" office:string-value="//Maximum available current is too low (SeMaxCurrents &lt; EvMinCurrents) 10.4.2" calcext:value-type="string">
            <text:p>//Maximum available current is too low (SeMaxCurrents &lt; EvMinCurrents) 10.4.2</text:p>
          </table:table-cell>
        </table:table-row>
        <table:table-row table:style-name="ro1">
          <table:table-cell table:formula="of:=COM.MICROSOFT.CONCAT(&quot;#define &quot;; UPPER([$Se.B16]); &quot;_&quot;; UPPER([$Se.C16]))" office:value-type="string" office:string-value="#define SEINFOENTRY_AVAILABLE_VOLTAGE_TOO_HIGH" calcext:value-type="string">
            <text:p>#define SEINFOENTRY_AVAILABLE_VOLTAGE_TOO_HIGH</text:p>
          </table:table-cell>
          <table:table-cell table:formula="of:=COM.MICROSOFT.CONCAT(&quot;0x&quot;;TEXT([$Se.A16];&quot;00&quot;))" office:value-type="string" office:string-value="0x1C" calcext:value-type="string">
            <text:p>0x1C</text:p>
          </table:table-cell>
          <table:table-cell table:formula="of:=COM.MICROSOFT.CONCAT(&quot;//&quot;;[$Se.D16])" office:value-type="string" office:string-value="//Minimum available voltage is too high (lowest SeNomVoltage &gt; EvMaxVoltage) 10.4.2" calcext:value-type="string">
            <text:p>//Minimum available voltage is too high (lowest SeNomVoltage &gt; EvMaxVoltage) 10.4.2</text:p>
          </table:table-cell>
        </table:table-row>
        <table:table-row table:style-name="ro1">
          <table:table-cell table:formula="of:=COM.MICROSOFT.CONCAT(&quot;#define &quot;; UPPER([$Se.B17]); &quot;_&quot;; UPPER([$Se.C17]))" office:value-type="string" office:string-value="#define SEINFOENTRY_FREQUENCY_MISMATCH" calcext:value-type="string">
            <text:p>#define SEINFOENTRY_FREQUENCY_MISMATCH</text:p>
          </table:table-cell>
          <table:table-cell table:formula="of:=COM.MICROSOFT.CONCAT(&quot;0x&quot;;TEXT([$Se.A17];&quot;00&quot;))" office:value-type="string" office:string-value="0x1D" calcext:value-type="string">
            <text:p>0x1D</text:p>
          </table:table-cell>
          <table:table-cell table:formula="of:=COM.MICROSOFT.CONCAT(&quot;//&quot;;[$Se.D17])" office:value-type="string" office:string-value="//Frequency does not match 10.4.2" calcext:value-type="string">
            <text:p>//Frequency does not match 10.4.2</text:p>
          </table:table-cell>
        </table:table-row>
        <table:table-row table:style-name="ro1">
          <table:table-cell table:formula="of:=COM.MICROSOFT.CONCAT(&quot;#define &quot;; UPPER([$Se.B18]); &quot;_&quot;; UPPER([$Se.C18]))" office:value-type="string" office:string-value="#define SEINFOENTRY_INIT_TIMEOUT" calcext:value-type="string">
            <text:p>#define SEINFOENTRY_INIT_TIMEOUT</text:p>
          </table:table-cell>
          <table:table-cell table:formula="of:=COM.MICROSOFT.CONCAT(&quot;0x&quot;;TEXT([$Se.A18];&quot;00&quot;))" office:value-type="string" office:string-value="0x1E" calcext:value-type="string">
            <text:p>0x1E</text:p>
          </table:table-cell>
          <table:table-cell table:formula="of:=COM.MICROSOFT.CONCAT(&quot;//&quot;;[$Se.D18])" office:value-type="string" office:string-value="//Initialization timeout at charging station 10.4.2" calcext:value-type="string">
            <text:p>//Initialization timeout at charging station 10.4.2</text:p>
          </table:table-cell>
        </table:table-row>
        <table:table-row table:style-name="ro1">
          <table:table-cell table:formula="of:=COM.MICROSOFT.CONCAT(&quot;#define &quot;; UPPER([$Se.B19]); &quot;_&quot;; UPPER([$Se.C19]))" office:value-type="string" office:string-value="#define SEINFOENTRY_CONNECTOR_OVER_TEMP" calcext:value-type="string">
            <text:p>#define SEINFOENTRY_CONNECTOR_OVER_TEMP</text:p>
          </table:table-cell>
          <table:table-cell table:formula="of:=COM.MICROSOFT.CONCAT(&quot;0x&quot;;TEXT([$Se.A19];&quot;00&quot;))" office:value-type="string" office:string-value="0x1F" calcext:value-type="string">
            <text:p>0x1F</text:p>
          </table:table-cell>
          <table:table-cell table:formula="of:=COM.MICROSOFT.CONCAT(&quot;//&quot;;[$Se.D19])" office:value-type="string" office:string-value="//Over-temperature in Connector" calcext:value-type="string">
            <text:p>//Over-temperature in Connector</text:p>
          </table:table-cell>
        </table:table-row>
        <table:table-row table:style-name="ro1">
          <table:table-cell table:formula="of:=COM.MICROSOFT.CONCAT(&quot;#define &quot;; UPPER([$Se.B20]); &quot;_&quot;; UPPER([$Se.C20]))" office:value-type="string" office:string-value="#define SEINFOENTRY_OVER_TEMP" calcext:value-type="string">
            <text:p>#define SEINFOENTRY_OVER_TEMP</text:p>
          </table:table-cell>
          <table:table-cell table:formula="of:=COM.MICROSOFT.CONCAT(&quot;0x&quot;;TEXT([$Se.A20];&quot;00&quot;))" office:value-type="string" office:string-value="0x20" calcext:value-type="string">
            <text:p>0x20</text:p>
          </table:table-cell>
          <table:table-cell table:formula="of:=COM.MICROSOFT.CONCAT(&quot;//&quot;;[$Se.D20])" office:value-type="string" office:string-value="//Over-temperature internally" calcext:value-type="string">
            <text:p>//Over-temperature internally</text:p>
          </table:table-cell>
        </table:table-row>
        <table:table-row table:style-name="ro1">
          <table:table-cell table:formula="of:=COM.MICROSOFT.CONCAT(&quot;#define &quot;; UPPER([$Se.B21]); &quot;_&quot;; UPPER([$Se.C21]))" office:value-type="string" office:string-value="#define SEINFOENTRY_TEMP_SENSE_INVALID" calcext:value-type="string">
            <text:p>#define SEINFOENTRY_TEMP_SENSE_INVALID</text:p>
          </table:table-cell>
          <table:table-cell table:formula="of:=COM.MICROSOFT.CONCAT(&quot;0x&quot;;TEXT([$Se.A21];&quot;00&quot;))" office:value-type="string" office:string-value="0x21" calcext:value-type="string">
            <text:p>0x21</text:p>
          </table:table-cell>
          <table:table-cell table:formula="of:=COM.MICROSOFT.CONCAT(&quot;//&quot;;[$Se.D21])" office:value-type="string" office:string-value="//Temperature sensor irrational" calcext:value-type="string">
            <text:p>//Temperature sensor irrational</text:p>
          </table:table-cell>
        </table:table-row>
        <table:table-row table:style-name="ro1">
          <table:table-cell table:formula="of:=COM.MICROSOFT.CONCAT(&quot;#define &quot;; UPPER([$Se.B22]); &quot;_&quot;; UPPER([$Se.C22]))" office:value-type="string" office:string-value="#define SEINFOENTRY_OVERCURRENT" calcext:value-type="string">
            <text:p>#define SEINFOENTRY_OVERCURRENT</text:p>
          </table:table-cell>
          <table:table-cell table:formula="of:=COM.MICROSOFT.CONCAT(&quot;0x&quot;;TEXT([$Se.A22];&quot;00&quot;))" office:value-type="string" office:string-value="0x22" calcext:value-type="string">
            <text:p>0x22</text:p>
          </table:table-cell>
          <table:table-cell table:formula="of:=COM.MICROSOFT.CONCAT(&quot;//&quot;;[$Se.D22])" office:value-type="string" office:string-value="//Overcurrent (EV load current is too high)" calcext:value-type="string">
            <text:p>//Overcurrent (EV load current is too high)</text:p>
          </table:table-cell>
        </table:table-row>
        <table:table-row table:style-name="ro1">
          <table:table-cell table:formula="of:=COM.MICROSOFT.CONCAT(&quot;#define &quot;; UPPER([$Se.B23]); &quot;_&quot;; UPPER([$Se.C23]))" office:value-type="string" office:string-value="#define SEINFOENTRY_CURRENT_SENSE_INVALID" calcext:value-type="string">
            <text:p>#define SEINFOENTRY_CURRENT_SENSE_INVALID</text:p>
          </table:table-cell>
          <table:table-cell table:formula="of:=COM.MICROSOFT.CONCAT(&quot;0x&quot;;TEXT([$Se.A23];&quot;00&quot;))" office:value-type="string" office:string-value="0x23" calcext:value-type="string">
            <text:p>0x23</text:p>
          </table:table-cell>
          <table:table-cell table:formula="of:=COM.MICROSOFT.CONCAT(&quot;//&quot;;[$Se.D23])" office:value-type="string" office:string-value="//Current sensor irrational" calcext:value-type="string">
            <text:p>//Current sensor irrational</text:p>
          </table:table-cell>
        </table:table-row>
        <table:table-row table:style-name="ro1">
          <table:table-cell table:formula="of:=COM.MICROSOFT.CONCAT(&quot;#define &quot;; UPPER([$Se.B24]); &quot;_&quot;; UPPER([$Se.C24]))" office:value-type="string" office:string-value="#define SEINFOENTRY_VOLTAGE_SENSE_INVALID" calcext:value-type="string">
            <text:p>#define SEINFOENTRY_VOLTAGE_SENSE_INVALID</text:p>
          </table:table-cell>
          <table:table-cell table:formula="of:=COM.MICROSOFT.CONCAT(&quot;0x&quot;;TEXT([$Se.A24];&quot;00&quot;))" office:value-type="string" office:string-value="0x24" calcext:value-type="string">
            <text:p>0x24</text:p>
          </table:table-cell>
          <table:table-cell table:formula="of:=COM.MICROSOFT.CONCAT(&quot;//&quot;;[$Se.D24])" office:value-type="string" office:string-value="//Voltage sensor irrational" calcext:value-type="string">
            <text:p>//Voltage sensor irrational</text:p>
          </table:table-cell>
        </table:table-row>
        <table:table-row table:style-name="ro1">
          <table:table-cell table:formula="of:=COM.MICROSOFT.CONCAT(&quot;#define &quot;; UPPER([$Se.B25]); &quot;_&quot;; UPPER([$Se.C25]))" office:value-type="string" office:string-value="#define SEINFOENTRY_PILOT_FAULT" calcext:value-type="string">
            <text:p>#define SEINFOENTRY_PILOT_FAULT</text:p>
          </table:table-cell>
          <table:table-cell table:formula="of:=COM.MICROSOFT.CONCAT(&quot;0x&quot;;TEXT([$Se.A25];&quot;00&quot;))" office:value-type="string" office:string-value="0x25" calcext:value-type="string">
            <text:p>0x25</text:p>
          </table:table-cell>
          <table:table-cell table:formula="of:=COM.MICROSOFT.CONCAT(&quot;//&quot;;[$Se.D25])" office:value-type="string" office:string-value="//Pilot voltage fault" calcext:value-type="string">
            <text:p>//Pilot voltage fault</text:p>
          </table:table-cell>
        </table:table-row>
        <table:table-row table:style-name="ro1">
          <table:table-cell table:formula="of:=COM.MICROSOFT.CONCAT(&quot;#define &quot;; UPPER([$Se.B26]); &quot;_&quot;; UPPER([$Se.C26]))" office:value-type="string" office:string-value="#define SEINFOENTRY_CONTACTOR_FAULT" calcext:value-type="string">
            <text:p>#define SEINFOENTRY_CONTACTOR_FAULT</text:p>
          </table:table-cell>
          <table:table-cell table:formula="of:=COM.MICROSOFT.CONCAT(&quot;0x&quot;;TEXT([$Se.A26];&quot;00&quot;))" office:value-type="string" office:string-value="0x26" calcext:value-type="string">
            <text:p>0x26</text:p>
          </table:table-cell>
          <table:table-cell table:formula="of:=COM.MICROSOFT.CONCAT(&quot;//&quot;;[$Se.D26])" office:value-type="string" office:string-value="//Contactor fault" calcext:value-type="string">
            <text:p>//Contactor fault</text:p>
          </table:table-cell>
        </table:table-row>
        <table:table-row table:style-name="ro1">
          <table:table-cell table:formula="of:=COM.MICROSOFT.CONCAT(&quot;#define &quot;; UPPER([$Se.B27]); &quot;_&quot;; UPPER([$Se.C27]))" office:value-type="string" office:string-value="#define SEINFOENTRY_INPUT_MISWIRED" calcext:value-type="string">
            <text:p>#define SEINFOENTRY_INPUT_MISWIRED</text:p>
          </table:table-cell>
          <table:table-cell table:formula="of:=COM.MICROSOFT.CONCAT(&quot;0x&quot;;TEXT([$Se.A27];&quot;00&quot;))" office:value-type="string" office:string-value="0x27" calcext:value-type="string">
            <text:p>0x27</text:p>
          </table:table-cell>
          <table:table-cell table:formula="of:=COM.MICROSOFT.CONCAT(&quot;//&quot;;[$Se.D27])" office:value-type="string" office:string-value="//Input miswired" calcext:value-type="string">
            <text:p>//Input miswired</text:p>
          </table:table-cell>
        </table:table-row>
        <table:table-row table:style-name="ro1">
          <table:table-cell table:formula="of:=COM.MICROSOFT.CONCAT(&quot;#define &quot;; UPPER([$Se.B28]); &quot;_&quot;; UPPER([$Se.C28]))" office:value-type="string" office:string-value="#define SEINFOENTRY_INPUT_OVER_VOLTAGE" calcext:value-type="string">
            <text:p>#define SEINFOENTRY_INPUT_OVER_VOLTAGE</text:p>
          </table:table-cell>
          <table:table-cell table:formula="of:=COM.MICROSOFT.CONCAT(&quot;0x&quot;;TEXT([$Se.A28];&quot;00&quot;))" office:value-type="string" office:string-value="0x28" calcext:value-type="string">
            <text:p>0x28</text:p>
          </table:table-cell>
          <table:table-cell table:formula="of:=COM.MICROSOFT.CONCAT(&quot;//&quot;;[$Se.D28])" office:value-type="string" office:string-value="//Input over voltage" calcext:value-type="string">
            <text:p>//Input over voltage</text:p>
          </table:table-cell>
        </table:table-row>
        <table:table-row table:style-name="ro1">
          <table:table-cell table:formula="of:=COM.MICROSOFT.CONCAT(&quot;#define &quot;; UPPER([$Se.B29]); &quot;_&quot;; UPPER([$Se.C29]))" office:value-type="string" office:string-value="#define SEINFOENTRY_INPUT_UNDER_VOLTAGE" calcext:value-type="string">
            <text:p>#define SEINFOENTRY_INPUT_UNDER_VOLTAGE</text:p>
          </table:table-cell>
          <table:table-cell table:formula="of:=COM.MICROSOFT.CONCAT(&quot;0x&quot;;TEXT([$Se.A29];&quot;00&quot;))" office:value-type="string" office:string-value="0x29" calcext:value-type="string">
            <text:p>0x29</text:p>
          </table:table-cell>
          <table:table-cell table:formula="of:=COM.MICROSOFT.CONCAT(&quot;//&quot;;[$Se.D29])" office:value-type="string" office:string-value="//Input under voltage" calcext:value-type="string">
            <text:p>//Input under voltage</text:p>
          </table:table-cell>
        </table:table-row>
        <table:table-row table:style-name="ro1">
          <table:table-cell table:formula="of:=COM.MICROSOFT.CONCAT(&quot;#define &quot;; UPPER([$Se.B30]); &quot;_&quot;; UPPER([$Se.C30]))" office:value-type="string" office:string-value="#define SEINFOENTRY_CCID_SELF_TEST_FAULT" calcext:value-type="string">
            <text:p>#define SEINFOENTRY_CCID_SELF_TEST_FAULT</text:p>
          </table:table-cell>
          <table:table-cell table:formula="of:=COM.MICROSOFT.CONCAT(&quot;0x&quot;;TEXT([$Se.A30];&quot;00&quot;))" office:value-type="string" office:string-value="0x2A" calcext:value-type="string">
            <text:p>0x2A</text:p>
          </table:table-cell>
          <table:table-cell table:formula="of:=COM.MICROSOFT.CONCAT(&quot;//&quot;;[$Se.D30])" office:value-type="string" office:string-value="//CCID self-test fault" calcext:value-type="string">
            <text:p>//CCID self-test fault</text:p>
          </table:table-cell>
        </table:table-row>
        <table:table-row table:style-name="ro1">
          <table:table-cell table:formula="of:=COM.MICROSOFT.CONCAT(&quot;#define &quot;; UPPER([$Se.B31]); &quot;_&quot;; UPPER([$Se.C31]))" office:value-type="string" office:string-value="#define SEINFOENTRY_CCID_TRIPPED_RETRY" calcext:value-type="string">
            <text:p>#define SEINFOENTRY_CCID_TRIPPED_RETRY</text:p>
          </table:table-cell>
          <table:table-cell table:formula="of:=COM.MICROSOFT.CONCAT(&quot;0x&quot;;TEXT([$Se.A31];&quot;00&quot;))" office:value-type="string" office:string-value="0x2B" calcext:value-type="string">
            <text:p>0x2B</text:p>
          </table:table-cell>
          <table:table-cell table:formula="of:=COM.MICROSOFT.CONCAT(&quot;//&quot;;[$Se.D31])" office:value-type="string" office:string-value="//CCID tripped -- retry allowed" calcext:value-type="string">
            <text:p>//CCID tripped -- retry allowed</text:p>
          </table:table-cell>
        </table:table-row>
        <table:table-row table:style-name="ro1">
          <table:table-cell table:formula="of:=COM.MICROSOFT.CONCAT(&quot;#define &quot;; UPPER([$Se.B32]); &quot;_&quot;; UPPER([$Se.C32]))" office:value-type="string" office:string-value="#define SEINFOENTRY_CCID_TRIPPED_NO_RETRY" calcext:value-type="string">
            <text:p>#define SEINFOENTRY_CCID_TRIPPED_NO_RETRY</text:p>
          </table:table-cell>
          <table:table-cell table:formula="of:=COM.MICROSOFT.CONCAT(&quot;0x&quot;;TEXT([$Se.A32];&quot;00&quot;))" office:value-type="string" office:string-value="0x2C" calcext:value-type="string">
            <text:p>0x2C</text:p>
          </table:table-cell>
          <table:table-cell table:formula="of:=COM.MICROSOFT.CONCAT(&quot;//&quot;;[$Se.D32])" office:value-type="string" office:string-value="//CCID tripped -- retry limit exceeded" calcext:value-type="string">
            <text:p>//CCID tripped -- retry limit exceeded</text:p>
          </table:table-cell>
        </table:table-row>
        <table:table-row table:style-name="ro1">
          <table:table-cell table:formula="of:=COM.MICROSOFT.CONCAT(&quot;#define &quot;; UPPER([$Se.B33]); &quot;_&quot;; UPPER([$Se.C33]))" office:value-type="string" office:string-value="#define SEINFOENTRY_BREAKER_TRIPPED" calcext:value-type="string">
            <text:p>#define SEINFOENTRY_BREAKER_TRIPPED</text:p>
          </table:table-cell>
          <table:table-cell table:formula="of:=COM.MICROSOFT.CONCAT(&quot;0x&quot;;TEXT([$Se.A33];&quot;00&quot;))" office:value-type="string" office:string-value="0x2D" calcext:value-type="string">
            <text:p>0x2D</text:p>
          </table:table-cell>
          <table:table-cell table:formula="of:=COM.MICROSOFT.CONCAT(&quot;//&quot;;[$Se.D33])" office:value-type="string" office:string-value="//Breaker tripped" calcext:value-type="string">
            <text:p>//Breaker tripped</text:p>
          </table:table-cell>
        </table:table-row>
        <table:table-row table:style-name="ro1">
          <table:table-cell table:formula="of:=COM.MICROSOFT.CONCAT(&quot;#define &quot;; UPPER([$Se.B34]); &quot;_&quot;; UPPER([$Se.C34]))" office:value-type="string" office:string-value="#define SEINFOENTRY_GROUND_MONITOR_FAULT" calcext:value-type="string">
            <text:p>#define SEINFOENTRY_GROUND_MONITOR_FAULT</text:p>
          </table:table-cell>
          <table:table-cell table:formula="of:=COM.MICROSOFT.CONCAT(&quot;0x&quot;;TEXT([$Se.A34];&quot;00&quot;))" office:value-type="string" office:string-value="0x2E" calcext:value-type="string">
            <text:p>0x2E</text:p>
          </table:table-cell>
          <table:table-cell table:formula="of:=COM.MICROSOFT.CONCAT(&quot;//&quot;;[$Se.D34])" office:value-type="string" office:string-value="//Ground monitor circuit fault" calcext:value-type="string">
            <text:p>//Ground monitor circuit fault</text:p>
          </table:table-cell>
        </table:table-row>
        <table:table-row table:style-name="ro1">
          <table:table-cell table:formula="of:=COM.MICROSOFT.CONCAT(&quot;#define &quot;; UPPER([$Se.B35]); &quot;_&quot;; UPPER([$Se.C35]))" office:value-type="string" office:string-value="#define SEINFOENTRY_CONFIGURATION_ERROR" calcext:value-type="string">
            <text:p>#define SEINFOENTRY_CONFIGURATION_ERROR</text:p>
          </table:table-cell>
          <table:table-cell table:formula="of:=COM.MICROSOFT.CONCAT(&quot;0x&quot;;TEXT([$Se.A35];&quot;00&quot;))" office:value-type="string" office:string-value="0x2F" calcext:value-type="string">
            <text:p>0x2F</text:p>
          </table:table-cell>
          <table:table-cell table:formula="of:=COM.MICROSOFT.CONCAT(&quot;//&quot;;[$Se.D35])" office:value-type="string" office:string-value="//Station configuration error" calcext:value-type="string">
            <text:p>//Station configuration error</text:p>
          </table:table-cell>
        </table:table-row>
        <table:table-row table:style-name="ro1">
          <table:table-cell table:formula="of:=COM.MICROSOFT.CONCAT(&quot;#define &quot;; UPPER([$Se.B36]); &quot;_&quot;; UPPER([$Se.C36]))" office:value-type="string" office:string-value="#define SEINFOENTRY_GROUND_FAULT" calcext:value-type="string">
            <text:p>#define SEINFOENTRY_GROUND_FAULT</text:p>
          </table:table-cell>
          <table:table-cell table:formula="of:=COM.MICROSOFT.CONCAT(&quot;0x&quot;;TEXT([$Se.A36];&quot;00&quot;))" office:value-type="string" office:string-value="0x30" calcext:value-type="string">
            <text:p>0x30</text:p>
          </table:table-cell>
          <table:table-cell table:formula="of:=COM.MICROSOFT.CONCAT(&quot;//&quot;;[$Se.D36])" office:value-type="string" office:string-value="//Improper grounding or Ground is not present" calcext:value-type="string">
            <text:p>//Improper grounding or Ground is not present</text:p>
          </table:table-cell>
        </table:table-row>
        <table:table-row table:style-name="ro1">
          <table:table-cell table:formula="of:=COM.MICROSOFT.CONCAT(&quot;#define &quot;; UPPER([$Se.B37]); &quot;_&quot;; UPPER([$Se.C37]))" office:value-type="string" office:string-value="#define SEINFOENTRY_COMM_FAULT" calcext:value-type="string">
            <text:p>#define SEINFOENTRY_COMM_FAULT</text:p>
          </table:table-cell>
          <table:table-cell table:formula="of:=COM.MICROSOFT.CONCAT(&quot;0x&quot;;TEXT([$Se.A37];&quot;00&quot;))" office:value-type="string" office:string-value="0x31" calcext:value-type="string">
            <text:p>0x31</text:p>
          </table:table-cell>
          <table:table-cell table:formula="of:=COM.MICROSOFT.CONCAT(&quot;//&quot;;[$Se.D37])" office:value-type="string" office:string-value="//Problem with EV communications -- Disconnect and restart" calcext:value-type="string">
            <text:p>//Problem with EV communications -- Disconnect and restart</text:p>
          </table:table-cell>
        </table:table-row>
        <table:table-row table:style-name="ro1">
          <table:table-cell table:formula="of:=COM.MICROSOFT.CONCAT(&quot;#define &quot;; UPPER([$Se.B38]); &quot;_&quot;; UPPER([$Se.C38]))" office:value-type="string" office:string-value="#define SEINFOENTRY_INTERNAL_FAULT" calcext:value-type="string">
            <text:p>#define SEINFOENTRY_INTERNAL_FAULT</text:p>
          </table:table-cell>
          <table:table-cell table:formula="of:=COM.MICROSOFT.CONCAT(&quot;0x&quot;;TEXT([$Se.A38];&quot;00&quot;))" office:value-type="string" office:string-value="0x32" calcext:value-type="string">
            <text:p>0x32</text:p>
          </table:table-cell>
          <table:table-cell table:formula="of:=COM.MICROSOFT.CONCAT(&quot;//&quot;;[$Se.D38])" office:value-type="string" office:string-value="//Internal EVSE fault -- Call for service" calcext:value-type="string">
            <text:p>//Internal EVSE fault -- Call for service</text:p>
          </table:table-cell>
        </table:table-row>
        <table:table-row table:style-name="ro1">
          <table:table-cell table:formula="of:=COM.MICROSOFT.CONCAT(&quot;#define &quot;; UPPER([$Se.B39]); &quot;_&quot;; UPPER([$Se.C39]))" office:value-type="string" office:string-value="#define SEINFOENTRY_AVAILABLE_VOLTAGE_TOO_LOW" calcext:value-type="string">
            <text:p>#define SEINFOENTRY_AVAILABLE_VOLTAGE_TOO_LOW</text:p>
          </table:table-cell>
          <table:table-cell table:formula="of:=COM.MICROSOFT.CONCAT(&quot;0x&quot;;TEXT([$Se.A39];&quot;00&quot;))" office:value-type="string" office:string-value="0x33" calcext:value-type="string">
            <text:p>0x33</text:p>
          </table:table-cell>
          <table:table-cell table:formula="of:=COM.MICROSOFT.CONCAT(&quot;//&quot;;[$Se.D39])" office:value-type="string" office:string-value="//Maximum available voltage is too low" calcext:value-type="string">
            <text:p>//Maximum available voltage is too low</text:p>
          </table:table-cell>
        </table:table-row>
        <table:table-row table:style-name="ro1">
          <table:table-cell table:formula="of:=COM.MICROSOFT.CONCAT(&quot;#define &quot;; UPPER([$Se.B40]); &quot;_&quot;; UPPER([$Se.C40]))" office:value-type="string" office:string-value="#define SEINFOENTRY_EMPTY" calcext:value-type="string">
            <text:p>#define SEINFOENTRY_EMPTY</text:p>
          </table:table-cell>
          <table:table-cell table:formula="of:=COM.MICROSOFT.CONCAT(&quot;0x&quot;;TEXT([$Se.A40];&quot;00&quot;))" office:value-type="string" office:string-value="0xFF" calcext:value-type="string">
            <text:p>0xFF</text:p>
          </table:table-cell>
          <table:table-cell table:formula="of:=COM.MICROSOFT.CONCAT(&quot;//&quot;;[$Se.D40])" office:value-type="string" office:string-value="//Empty" calcext:value-type="string">
            <text:p>//Empty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#define MAX_SEINFOENTRIES</text:p>
          </table:table-cell>
          <table:table-cell table:style-name="ce3" table:formula="of:=(CEILING((COUNTIF([.B32:.B71];&quot;*&quot;)/6)))*6" office:value-type="float" office:value="42" calcext:value-type="float">
            <text:p>42</text:p>
          </table:table-cell>
          <table:table-cell office:value-type="string" calcext:value-type="string">
            <text:p>//Maximum space required to store all SeInfo codes rounded up to the page size (6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#endif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adornments="Standard" style:font-family-generic="modern" style:font-pitch="fixed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1" number:title="User-defined">
      <number:number number:decimal-places="0" loext:min-decimal-places="0" number:min-integer-digits="2"/>
    </number:number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">
      <style:text-properties fo:color="#000000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138in" style:vertical-align="automatic"/>
      <style:paragraph-properties fo:text-align="center"/>
    </style:style>
  </office:styles>
  <office:automatic-styles>
    <style:page-layout style:name="Mpm1">
      <style:page-layout-properties fo:page-width="8.5in" fo:page-height="11in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1-03-12">00/00/0000</text:date></text:span><text:span text:style-name="MT1">, </text:span><text:span text:style-name="MT1"><text:time style:data-style-name="N2" text:time-value="14:57:57.068957780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Garrett </meta:initial-creator>
    <meta:creation-date>2021-03-03T12:47:27.602738501</meta:creation-date>
    <dc:date>2021-03-12T15:00:23.205736092</dc:date>
    <dc:creator>Garrett </dc:creator>
    <meta:editing-duration>PT8H9M50S</meta:editing-duration>
    <meta:editing-cycles>8</meta:editing-cycles>
    <meta:generator>LibreOffice/6.4.7.2$Linux_X86_64 LibreOffice_project/40$Build-2</meta:generator>
    <meta:document-statistic meta:table-count="3" meta:cell-count="457" meta:object-count="0"/>
  </office:meta>
</office:document-meta>
</file>